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16_20-16-10_000.jpg</text:p>
          </table:table-cell>
          <table:table-cell table:style-name="ce34" office:value-type="string">
            <text:p>:m :篠笛,shinobue #*# / session-memo / s.1:todays-melody,i.f.=~,Re+,other=symbol+:fingering:h-4h \\\ s.2:prac,for=kan,ReX,notes=h:3-4-5-6;①~⑧,R=~ \\\ s.3:todays-melody,for=dai-kan,i.f.=~,notes=4``-7`-6`-4`,Re+,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:m :篠笛,shinobue #*# / session-memo / s.1:todays-melody,i.f.=~,Re+,other=symbol+:fingering:h-4h \\\ s.2:prac,for=kan,ReX,notes=h:3-4-5-6;①~⑧,R=~ \\\ s.3:todays-melody,for=dai-kan,i.f.=~,notes=4``-7`-6`-4`,Re+,other=~">
            <text:p>:m :篠笛,shinobue #*# / session-memo / s.1:todays-melody,i.f.=~,Re+,other=symbol+:fingering:h-4h \\\ s.2:prac,for=kan,ReX,notes=h:3-4-5-6;①~⑧,R=~ \\\ s.3:todays-melody,for=dai-kan,i.f.=~,notes=4``-7`-6`-4`,Re+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16_20-56-50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17_01-26-46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17_07-44-29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17_09-04-47_000.jpg</text:p>
          </table:table-cell>
          <table:table-cell table:style-name="ce34" office:value-type="string">
            <text:p>:m 東和 PHOTO / 220311f / 仲町台駅 / 仲町台４丁目マンション / １名 / 大樹電設（パワーズアンリミテッド） / 日誌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東和 PHOTO / 220311f / 仲町台駅 / 仲町台４丁目マンション / １名 / 大樹電設（パワーズアンリミテッド） / 日誌">
            <text:p>:m 東和 PHOTO / 220311f / 仲町台駅 / 仲町台４丁目マンション / １名 / 大樹電設（パワーズアンリミテッド） / 日誌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17_13-17-59_000.jpg</text:p>
          </table:table-cell>
          <table:table-cell table:style-name="ce25" office:value-type="string">
            <text:p><text:s/>:m 食べた物 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17_15-39-12_000.jpg</text:p>
          </table:table-cell>
          <table:table-cell table:style-name="ce34" office:value-type="string">
            <text:p>:m 東和 PHOTO / 220318f / 古淵駅 / 木曽東有料老人ホーム新築 / １名 / 鹿島環境設備（三恵建設） / 指示書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東和 PHOTO / 220318f / 古淵駅 / 木曽東有料老人ホーム新築 / １名 / 鹿島環境設備（三恵建設） / 指示書">
            <text:p>:m 東和 PHOTO / 220318f / 古淵駅 / 木曽東有料老人ホーム新築 / １名 / 鹿島環境設備（三恵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17_15-39-17_000.jpg</text:p>
          </table:table-cell>
          <table:table-cell table:style-name="ce34" office:value-type="string">
            <text:p>:m 東和 PHOTO / 220318f / 古淵駅 / 木曽東有料老人ホーム新築 / １名 / 鹿島環境設備（三恵建設） / 指示書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東和 PHOTO / 220318f / 古淵駅 / 木曽東有料老人ホーム新築 / １名 / 鹿島環境設備（三恵建設） / 指示書">
            <text:p>:m 東和 PHOTO / 220318f / 古淵駅 / 木曽東有料老人ホーム新築 / １名 / 鹿島環境設備（三恵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17_15-39-25_000.jpg</text:p>
          </table:table-cell>
          <table:table-cell table:style-name="ce34" office:value-type="string">
            <text:p>:m 東和 PHOTO / 220318f / 古淵駅 / 木曽東有料老人ホーム新築 / １名 / 鹿島環境設備（三恵建設） / 指示書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東和 PHOTO / 220318f / 古淵駅 / 木曽東有料老人ホーム新築 / １名 / 鹿島環境設備（三恵建設） / 指示書">
            <text:p>:m 東和 PHOTO / 220318f / 古淵駅 / 木曽東有料老人ホーム新築 / １名 / 鹿島環境設備（三恵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17_15-39-37_000.jpg</text:p>
          </table:table-cell>
          <table:table-cell table:style-name="ce34" office:value-type="string">
            <text:p>:m 東和 PHOTO / 220318f / 古淵駅 / 木曽東有料老人ホーム新築 / １名 / 鹿島環境設備（三恵建設） / 指示書：地図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m 東和 PHOTO / 220318f / 古淵駅 / 木曽東有料老人ホーム新築 / １名 / 鹿島環境設備（三恵建設） / 指示書：地図">
            <text:p>:m 東和 PHOTO / 220318f / 古淵駅 / 木曽東有料老人ホーム新築 / １名 / 鹿島環境設備（三恵建設） / 指示書：地図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3-17_15-48-55_000.jpg</text:p>
          </table:table-cell>
          <table:table-cell table:style-name="ce34" office:value-type="string">
            <text:p>:m 東和 PHOTO / 220318f / 古淵駅 / 木曽東有料老人ホーム新築 / １名 / 鹿島環境設備（三恵建設） / 資料：天気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string" office:string-value=":m 東和 PHOTO / 220318f / 古淵駅 / 木曽東有料老人ホーム新築 / １名 / 鹿島環境設備（三恵建設） / 資料：天気">
            <text:p>:m 東和 PHOTO / 220318f / 古淵駅 / 木曽東有料老人ホーム新築 / １名 / 鹿島環境設備（三恵建設） / 資料：天気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3-17_15-49-16_000.jpg</text:p>
          </table:table-cell>
          <table:table-cell table:style-name="ce34" office:value-type="string">
            <text:p>:m 東和 PHOTO / 220318f / 古淵駅 / 木曽東有料老人ホーム新築 / １名 / 鹿島環境設備（三恵建設） / 資料：天気：週間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string" office:string-value=":m 東和 PHOTO / 220318f / 古淵駅 / 木曽東有料老人ホーム新築 / １名 / 鹿島環境設備（三恵建設） / 資料：天気：週間">
            <text:p>:m 東和 PHOTO / 220318f / 古淵駅 / 木曽東有料老人ホーム新築 / １名 / 鹿島環境設備（三恵建設） / 資料：天気：週間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3-17_16-04-31_000.jpg</text:p>
          </table:table-cell>
          <table:table-cell table:style-name="ce34" office:value-type="string">
            <text:p>:m 東和 PHOTO / 220318f / 古淵駅 / 木曽東有料老人ホーム新築 / １名 / 鹿島環境設備（三恵建設） / 資料：地図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string" office:string-value=":m 東和 PHOTO / 220318f / 古淵駅 / 木曽東有料老人ホーム新築 / １名 / 鹿島環境設備（三恵建設） / 資料：地図">
            <text:p>:m 東和 PHOTO / 220318f / 古淵駅 / 木曽東有料老人ホーム新築 / １名 / 鹿島環境設備（三恵建設） / 資料：地図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8" office:value-type="string">
            <text:p>2022-03-17_16-04-39_000.jpg</text:p>
          </table:table-cell>
          <table:table-cell table:style-name="ce34" office:value-type="string">
            <text:p>:m 東和 PHOTO / 220318f / 古淵駅 / 木曽東有料老人ホーム新築 / １名 / 鹿島環境設備（三恵建設） / 資料：地図：路上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string" office:string-value=":m 東和 PHOTO / 220318f / 古淵駅 / 木曽東有料老人ホーム新築 / １名 / 鹿島環境設備（三恵建設） / 資料：地図：路上">
            <text:p>:m 東和 PHOTO / 220318f / 古淵駅 / 木曽東有料老人ホーム新築 / １名 / 鹿島環境設備（三恵建設） / 資料：地図：路上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3-17_17-06-28_000.jpg</text:p>
          </table:table-cell>
          <table:table-cell table:style-name="ce34" office:value-type="string">
            <text:p>:m RES 1-2*3 / free# JVEMV6 68#_204:1 / 68. theoretical-physics(tp) / w=~,topics=回転系：運動方程式,other=orig+:実行重力：実際に導出してみる,s=~,i=~,doc=r-6-3~1.2#4.3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string" office:string-value=":m RES 1-2*3 / free# JVEMV6 68#_204:1 / 68. theoretical-physics(tp) / w=~,topics=回転系：運動方程式,other=orig+:実行重力：実際に導出してみる,s=~,i=~,doc=r-6-3~1.2#4.3">
            <text:p>:m RES 1-2*3 / free# JVEMV6 68#_204:1 / 68. theoretical-physics(tp) / w=~,topics=回転系：運動方程式,other=orig+:実行重力：実際に導出してみる,s=~,i=~,doc=r-6-3~1.2#4.3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3-17_17-06-40_000.jpg</text:p>
          </table:table-cell>
          <table:table-cell table:style-name="ce34" office:value-type="string">
            <text:p>:m RES 3*3 / free# JVEMV6 68#_204:1 / 68. theoretical-physics(tp) / w=~,topics=回転系：運動方程式,other=orig+:実行重力：実際に導出してみる;memo+:高度、緯度、経度、深度,s=~,i=~,doc=r-6-3~1.2#4.3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string" office:string-value=":m RES 3*3 / free# JVEMV6 68#_204:1 / 68. theoretical-physics(tp) / w=~,topics=回転系：運動方程式,other=orig+:実行重力：実際に導出してみる;memo+:高度、緯度、経度、深度,s=~,i=~,doc=r-6-3~1.2#4.3">
            <text:p>:m RES 3*3 / free# JVEMV6 68#_204:1 / 68. theoretical-physics(tp) / w=~,topics=回転系：運動方程式,other=orig+:実行重力：実際に導出してみる;memo+:高度、緯度、経度、深度,s=~,i=~,doc=r-6-3~1.2#4.3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3-17_18-55-09_000.jpg</text:p>
          </table:table-cell>
          <table:table-cell table:style-name="ce34" office:value-type="string">
            <text:p>:m :篠笛,shinobue #*# / session-memo / s.1:todays-melody,genr=~,for=~,key=~,tempo=slow,R=~,i.f.=~,notes=4``-7`-6`-4`,Re+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string" office:string-value=":m :篠笛,shinobue #*# / session-memo / s.1:todays-melody,genr=~,for=~,key=~,tempo=slow,R=~,i.f.=~,notes=4``-7`-6`-4`,Re+,other=~">
            <text:p>:m :篠笛,shinobue #*# / session-memo / s.1:todays-melody,genr=~,for=~,key=~,tempo=slow,R=~,i.f.=~,notes=4``-7`-6`-4`,Re+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8" office:value-type="string">
            <text:p>2022-03-17_18-57-29_000.jpg</text:p>
          </table:table-cell>
          <table:table-cell table:style-name="ce34" office:value-type="string">
            <text:p>:m 東和 PHOTO / 220318f / 古淵駅 / 木曽東有料老人ホーム新築 / １名 / 鹿島環境設備（三恵建設） / 資料：交通</text:p>
          </table:table-cell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string" office:string-value=":m 東和 PHOTO / 220318f / 古淵駅 / 木曽東有料老人ホーム新築 / １名 / 鹿島環境設備（三恵建設） / 資料：交通">
            <text:p>:m 東和 PHOTO / 220318f / 古淵駅 / 木曽東有料老人ホーム新築 / １名 / 鹿島環境設備（三恵建設） / 資料：交通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8" office:value-type="string">
            <text:p>2022-03-17_21-31-06_000.jpg</text:p>
          </table:table-cell>
          <table:table-cell table:style-name="ce25" office:value-type="string">
            <text:p><text:s/>:m 食べた物 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string" office:string-value=" :m 食べた物 ">
            <text:p><text:s/>:m 食べた物 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8" office:value-type="string">
            <text:p>2022-03-17_22-39-15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string" office:string-value=":m :PHOTO 寝た時刻 / 2022">
            <text:p>:m :PHOTO 寝た時刻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8" office:value-type="string">
            <text:p>2022-03-18_02-00-16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string" office:string-value=":m :PHOTO 起きた時刻（夜中） / 2022">
            <text:p>:m :PHOTO 起きた時刻（夜中）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string">
            <text:p>2022-03-18_05-30-24_000.jpg</text:p>
          </table:table-cell>
          <table:table-cell table:style-name="ce34" office:value-type="string">
            <text:p>:m 東和 PHOTO / 220318f / 古淵駅 / 木曽東有料老人ホーム新築 / １名 / 鹿島環境設備（三恵建設） / 出発時間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string" office:string-value=":m 東和 PHOTO / 220318f / 古淵駅 / 木曽東有料老人ホーム新築 / １名 / 鹿島環境設備（三恵建設） / 出発時間">
            <text:p>:m 東和 PHOTO / 220318f / 古淵駅 / 木曽東有料老人ホーム新築 / １名 / 鹿島環境設備（三恵建設） / 出発時間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office:value-type="string">
            <text:p>2022-03-18_06-54-19_000.jpg</text:p>
          </table:table-cell>
          <table:table-cell table:style-name="ce34" office:value-type="string">
            <text:p>:m 東和 PHOTO / 220318f / 古淵駅 / 木曽東有料老人ホーム新築 / １名 / 鹿島環境設備（三恵建設） / 現場状況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string" office:string-value=":m 東和 PHOTO / 220318f / 古淵駅 / 木曽東有料老人ホーム新築 / １名 / 鹿島環境設備（三恵建設） / 現場状況">
            <text:p>:m 東和 PHOTO / 220318f / 古淵駅 / 木曽東有料老人ホーム新築 / １名 / 鹿島環境設備（三恵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18_06-54-28_000.jpg</text:p>
          </table:table-cell>
          <table:table-cell table:style-name="ce34" office:value-type="string">
            <text:p>:m 東和 PHOTO / 220318f / 古淵駅 / 木曽東有料老人ホーム新築 / １名 / 鹿島環境設備（三恵建設） / 現場状況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string" office:string-value=":m 東和 PHOTO / 220318f / 古淵駅 / 木曽東有料老人ホーム新築 / １名 / 鹿島環境設備（三恵建設） / 現場状況">
            <text:p>:m 東和 PHOTO / 220318f / 古淵駅 / 木曽東有料老人ホーム新築 / １名 / 鹿島環境設備（三恵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8" office:value-type="string">
            <text:p>2022-03-18_06-54-41_000.jpg</text:p>
          </table:table-cell>
          <table:table-cell table:style-name="ce34" office:value-type="string">
            <text:p>:m 東和 PHOTO / 220318f / 古淵駅 / 木曽東有料老人ホーム新築 / １名 / 鹿島環境設備（三恵建設） / 現場状況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string" office:string-value=":m 東和 PHOTO / 220318f / 古淵駅 / 木曽東有料老人ホーム新築 / １名 / 鹿島環境設備（三恵建設） / 現場状況">
            <text:p>:m 東和 PHOTO / 220318f / 古淵駅 / 木曽東有料老人ホーム新築 / １名 / 鹿島環境設備（三恵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8" office:value-type="string">
            <text:p>2022-03-18_15-12-35_000.jpg</text:p>
          </table:table-cell>
          <table:table-cell table:style-name="ce34" office:value-type="string">
            <text:p>:m 東和 PHOTO / 220318f / 古淵駅 / 木曽東有料老人ホーム新築 / １名 / 鹿島環境設備（三恵建設） / 時刻：部屋に戻った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string" office:string-value=":m 東和 PHOTO / 220318f / 古淵駅 / 木曽東有料老人ホーム新築 / １名 / 鹿島環境設備（三恵建設） / 時刻：部屋に戻った">
            <text:p>:m 東和 PHOTO / 220318f / 古淵駅 / 木曽東有料老人ホーム新築 / １名 / 鹿島環境設備（三恵建設） / 時刻：部屋に戻った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8" office:value-type="string">
            <text:p>2022-03-18_15-27-31_000.jpg</text:p>
          </table:table-cell>
          <table:table-cell table:style-name="ce34" office:value-type="string">
            <text:p>:m 東和 PHOTO / 220318f / 古淵駅 / 木曽東有料老人ホーム新築 / １名 / 鹿島環境設備（三恵建設） / 日報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string" office:string-value=":m 東和 PHOTO / 220318f / 古淵駅 / 木曽東有料老人ホーム新築 / １名 / 鹿島環境設備（三恵建設） / 日報">
            <text:p>:m 東和 PHOTO / 220318f / 古淵駅 / 木曽東有料老人ホーム新築 / １名 / 鹿島環境設備（三恵建設） / 日報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8" office:value-type="string">
            <text:p>2022-03-18_18-04-33_000.jpg</text:p>
          </table:table-cell>
          <table:table-cell table:style-name="ce34" office:value-type="string">
            <text:p>:m #*# / memo:other(m:other) / topic=やることメモ, about=東和：帰宅後：やること,other=photo-for:参考用,id=~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string" office:string-value=":m #*# / memo:other(m:other) / topic=やることメモ, about=東和：帰宅後：やること,other=photo-for:参考用,id=~ ">
            <text:p>:m #*# / memo:other(m:other) / topic=やることメモ, about=東和：帰宅後：やること,other=photo-for:参考用,id=~ 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9">2022/03/19</text:date>, <text:time>10:18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19T10:18:09.42</dc:date>
    <dc:creator>iwabuchi ken</dc:creator>
    <meta:editing-duration>P44DT7H47M3S</meta:editing-duration>
    <meta:editing-cycles>14760</meta:editing-cycles>
    <meta:document-statistic meta:table-count="2" meta:cell-count="521" meta:object-count="0"/>
    <meta:user-defined meta:name="qrichtext">1</meta:user-defined>
  </office:meta>
</office:document-meta>
</file>